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9.149cm"/>
    </style:style>
    <style:style style:name="co6" style:family="table-column">
      <style:table-column-properties fo:break-before="auto" style:column-width="9.804cm"/>
    </style:style>
    <style:style style:name="co7" style:family="table-column">
      <style:table-column-properties fo:break-before="auto" style:column-width="14.568cm"/>
    </style:style>
    <style:style style:name="co8" style:family="table-column">
      <style:table-column-properties fo:break-before="auto" style:column-width="7.5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ro1" style:family="table-row">
      <style:table-row-properties style:row-height="2.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999999" fo:background-color="#eeeeee" style:diagonal-bl-tr="none" style:diagonal-tl-br="none" style:text-align-source="fix" style:repeat-content="false" fo:wrap-option="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d10GroupeDonn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7" office:value-type="string" calcext:value-type="string">
            <text:p>prénom</text:p>
          </table:table-cell>
          <table:table-cell table:style-name="ce7" office:value-type="string" calcext:value-type="string">
            <text:p>code INSEE (minimum 10 bureaux)</text:p>
          </table:table-cell>
          <table:table-cell table:style-name="ce7" office:value-type="string" calcext:value-type="string">
            <text:p>groupe TD (4 ou 5)</text:p>
          </table:table-cell>
          <table:table-cell table:style-name="ce7" office:value-type="string" calcext:value-type="string">
            <text:p>nom groupe</text:p>
          </table:table-cell>
          <table:table-cell table:style-name="ce7" office:value-type="string" calcext:value-type="string">
            <text:p>repérer d'autres sources de données que celles du cours</text:p>
          </table:table-cell>
          <table:table-cell table:style-name="ce7" office:value-type="string" calcext:value-type="string">
            <text:p>sources du données du cours (data.gouv) iris résultats des votes filosofi limites administratives bv (lieu et contours) vf</text:p>
          </table:table-cell>
          <table:table-cell table:style-name="ce7" office:value-type="string" calcext:value-type="string">
            <text:p>esquisse de votre problématique (individuelle)</text:p>
          </table:table-cell>
          <table:table-cell table:style-name="ce15" office:value-type="string" calcext:value-type="string">
            <text:p>proposition enseignante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Tibor</text:p>
          </table:table-cell>
          <table:table-cell table:style-name="ce4" office:value-type="float" office:value="92002" calcext:value-type="float">
            <text:p>9200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 office:value-type="string" calcext:value-type="string">
            <text:p>questionnaire, données communales, <text:s/>opendata.france, google map</text:p>
          </table:table-cell>
          <table:table-cell table:style-name="ce4" office:value-type="string" calcext:value-type="string">
            <text:p>BV/ iris /data.gouv</text:p>
          </table:table-cell>
          <table:table-cell table:style-name="ce4" office:value-type="string" calcext:value-type="string">
            <text:p>De quelle manière la répartition spatiale des buraux de votes influencent les votes des habitants ?</text:p>
          </table:table-cell>
          <table:table-cell table:style-name="ce16" office:value-type="string" calcext:value-type="string" table:number-columns-spanned="1" table:number-rows-spanned="4">
            <text:p>deux différentes problématiques :</text:p>
            <text:p>- répartition spatiale</text:p>
            <text:p>- répartition sociale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Hema abdoul</text:p>
          </table:table-cell>
          <table:table-cell table:style-name="ce4" office:value-type="float" office:value="92063" calcext:value-type="float">
            <text:p>9206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 office:value-type="string" calcext:value-type="string">
            <text:p>geoservices, collectivité territoriale, opendata</text:p>
          </table:table-cell>
          <table:table-cell table:style-name="ce4"/>
          <table:table-cell table:style-name="ce4" office:value-type="string" calcext:value-type="string">
            <text:p>la situation socio-economique de la population de Rueil malmaison influence t'elle leurs votes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Eunice</text:p>
          </table:table-cell>
          <table:table-cell table:style-name="ce4" office:value-type="float" office:value="92024" calcext:value-type="float">
            <text:p>9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/>
          <table:table-cell table:style-name="ce4" office:value-type="string" calcext:value-type="string">
            <text:p>bureau de vote, résultats des votes, insee, data.gouv</text:p>
          </table:table-cell>
          <table:table-cell table:style-name="ce4" office:value-type="string" calcext:value-type="string">
            <text:p>Comment expliquer la corrélation entre les résultats aux élections et la répartition des foyer par catégorie socio-professionnel ?</text:p>
          </table:table-cell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Pierre</text:p>
          </table:table-cell>
          <table:table-cell table:style-name="ce4" office:value-type="float" office:value="92044" calcext:value-type="float">
            <text:p>920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auts de Seine 92i</text:p>
          </table:table-cell>
          <table:table-cell table:style-name="ce4"/>
          <table:table-cell table:style-name="ce4" office:value-type="string" calcext:value-type="string">
            <text:p>BV,résultat des votes,Iris</text:p>
          </table:table-cell>
          <table:table-cell table:style-name="ce4" office:value-type="string" calcext:value-type="string">
            <text:p>Les résultat de votes sont ils influencé par le niveau d'inégalité?</text:p>
          </table:table-cell>
          <table:covered-table-cell table:style-name="ce16"/>
          <table:table-cell table:style-name="ce10" table:number-columns-repeated="2"/>
        </table:table-row>
        <table:table-row table:style-name="ro4" table:visibility="filter">
          <table:table-cell table:style-name="ce2" office:value-type="string" calcext:value-type="string">
            <text:p>eulalie</text:p>
          </table:table-cell>
          <table:table-cell table:style-name="ce4" office:value-type="float" office:value="12145" calcext:value-type="float">
            <text:p>12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site <text:s/>officiel de la ville de Millau, annuaire des services de la <text:s/>communauté de <text:s/>commmune des <text:s/>grands causses</text:p>
          </table:table-cell>
          <table:table-cell table:style-name="ce4" office:value-type="string" calcext:value-type="string">
            <text:p>data.gouv, insee</text:p>
          </table:table-cell>
          <table:table-cell table:style-name="ce4" office:value-type="string" calcext:value-type="string">
            <text:p>les inégalités dans la ville de Millau se reflètent elles dans les résultats surfant sur deux parties drastiquement opposées?</text:p>
          </table:table-cell>
          <table:table-cell table:style-name="ce16" office:value-type="string" calcext:value-type="string" table:number-columns-spanned="1" table:number-rows-spanned="5">
            <text:p>caractériser chaque ville du groupe et voir la singularité des votes</text:p>
          </table:table-cell>
          <table:table-cell table:style-name="ce10" table:number-columns-repeated="2"/>
        </table:table-row>
        <table:table-row table:style-name="ro5" table:visibility="filter">
          <table:table-cell table:style-name="ce2" office:value-type="string" calcext:value-type="string">
            <text:p>Iudig</text:p>
          </table:table-cell>
          <table:table-cell table:style-name="ce4" office:value-type="float" office:value="97209" calcext:value-type="float">
            <text:p>972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/>
          <table:table-cell table:style-name="ce4" office:value-type="string" calcext:value-type="string">
            <text:p>data.gouv ; limites administratives bv ; résultats des votes ; filosofi</text:p>
          </table:table-cell>
          <table:table-cell table:style-name="ce4" office:value-type="string" calcext:value-type="string">
            <text:p>Est-ce que les votes de Fort-de-France sont influencés par sa position de capitale économique et démographie de la Martinique, ou au contraire par sa position d'outre-mer et donc de commune d'un département parmi les plus pauvres de France 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Lisa</text:p>
          </table:table-cell>
          <table:table-cell table:style-name="ce4" office:value-type="float" office:value="56260" calcext:value-type="float">
            <text:p>562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Open Data Bretagne, La Gazette des Communes, insee/données communales</text:p>
          </table:table-cell>
          <table:table-cell table:style-name="ce4" office:value-type="string" calcext:value-type="string">
            <text:p>Bureaux de vote, data.gouv, insee, iris, résulats des élections</text:p>
          </table:table-cell>
          <table:table-cell table:style-name="ce4" office:value-type="string" calcext:value-type="string">
            <text:p>Comment la situation socio-économique des habitants de Vannes influence-t-elle sur les votes ?</text:p>
          </table:table-cell>
          <table:covered-table-cell table:style-name="ce16"/>
          <table:table-cell table:style-name="ce10" table:number-columns-repeated="2"/>
        </table:table-row>
        <table:table-row table:style-name="ro4" table:visibility="filter">
          <table:table-cell table:style-name="ce2" office:value-type="string" calcext:value-type="string">
            <text:p>Delphine</text:p>
          </table:table-cell>
          <table:table-cell table:style-name="ce4" office:value-type="float" office:value="29000" calcext:value-type="float">
            <text:p>29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Jeux de données de la région Bretagne : data.bretagne.bzh / Site de la commune de Quimper : www.quimper.bzh</text:p>
          </table:table-cell>
          <table:table-cell table:style-name="ce4" office:value-type="string" calcext:value-type="string">
            <text:p>Bureaux de vote (adresses); contours bv; résultats éléction</text:p>
          </table:table-cell>
          <table:table-cell table:style-name="ce4" office:value-type="string" calcext:value-type="string">
            <text:p>De quelles manières la répartition et l'accessibilité des bureaux de vote influencent-elles ou non le taux d'abstention dans la commune de Quimper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Thibault</text:p>
          </table:table-cell>
          <table:table-cell table:style-name="ce4" office:value-type="float" office:value="59599" calcext:value-type="float">
            <text:p>595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/>
          <table:table-cell table:style-name="ce4" office:value-type="string" calcext:value-type="string">
            <text:p>Iris, contour de bv, données via data.gouv, données de Ilevia</text:p>
          </table:table-cell>
          <table:table-cell table:style-name="ce4" office:value-type="string" calcext:value-type="string">
            <text:p>Y a-t-il corrélation entre le vote des ménages par rapport aux infrastructures de transports publics à Tourcoing ?</text:p>
          </table:table-cell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Stephan</text:p>
          </table:table-cell>
          <table:table-cell table:style-name="ce4" office:value-type="float" office:value="61214" calcext:value-type="float">
            <text:p>612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table:number-columns-repeated="3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Sandro</text:p>
          </table:table-cell>
          <table:table-cell table:style-name="ce4" office:value-type="float" office:value="19062" calcext:value-type="float">
            <text:p>190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 vrac de l'ouest</text:p>
          </table:table-cell>
          <table:table-cell table:style-name="ce4" table:number-columns-repeated="3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Antoine</text:p>
          </table:table-cell>
          <table:table-cell table:style-name="ce4" office:value-type="float" office:value="77186" calcext:value-type="float">
            <text:p>771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Geoportail, IGN, Insee</text:p>
          </table:table-cell>
          <table:table-cell table:style-name="ce4" office:value-type="string" calcext:value-type="string">
            <text:p>bv, iris, revenus</text:p>
          </table:table-cell>
          <table:table-cell table:style-name="ce4" office:value-type="string" calcext:value-type="string">
            <text:p>les revenus de la populations ont-ils un impact sur le vote ?</text:p>
          </table:table-cell>
          <table:table-cell table:style-name="ce16" office:value-type="string" calcext:value-type="string" table:number-columns-spanned="1" table:number-rows-spanned="4">
            <text:p>comment exploiter les valeurs foncières ?</text:p>
            <text:p>Quels autres indicateurs ?</text:p>
            <text:p>Quelles conséquences sur le vote ?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Nisrîn</text:p>
          </table:table-cell>
          <table:table-cell table:style-name="ce4" office:value-type="float" office:value="78621" calcext:value-type="float">
            <text:p>786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Open data SQY , open data Ile de France, </text:p>
          </table:table-cell>
          <table:table-cell table:style-name="ce4" office:value-type="string" calcext:value-type="string">
            <text:p>BV, résutats éléctions, </text:p>
          </table:table-cell>
          <table:table-cell table:style-name="ce4" office:value-type="string" calcext:value-type="string">
            <text:p>en quoi les resultats des éléctions à Trappes révèlent-ils les groupes sociaux distinct de la commune 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Emma-Kimo</text:p>
          </table:table-cell>
          <table:table-cell table:style-name="ce4" office:value-type="float" office:value="77288" calcext:value-type="float">
            <text:p>7728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Données Insee ville de Melun (âge, taille des ménages etc.)</text:p>
          </table:table-cell>
          <table:table-cell table:style-name="ce4" office:value-type="string" calcext:value-type="string">
            <text:p>BV, valeur foncière, résultats des votes</text:p>
          </table:table-cell>
          <table:table-cell table:style-name="ce4" office:value-type="string" calcext:value-type="string">
            <text:p>La valeur foncière conditionne-t-elle les résultats de vote 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Hugo</text:p>
          </table:table-cell>
          <table:table-cell table:style-name="ce4" office:value-type="float" office:value="95394" calcext:value-type="float">
            <text:p>9539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Géoportail</text:p>
          </table:table-cell>
          <table:table-cell table:style-name="ce4" office:value-type="string" calcext:value-type="string">
            <text:p>data.gouv , bv, iris résultats de votes filosofi</text:p>
          </table:table-cell>
          <table:table-cell table:style-name="ce4" office:value-type="string" calcext:value-type="string">
            <text:p>Comment les caractéristiques socio-spatiales influences les résultats aux élections ?</text:p>
          </table:table-cell>
          <table:covered-table-cell table:style-name="ce16"/>
          <table:table-cell table:style-name="ce10" table:number-columns-repeated="2"/>
        </table:table-row>
        <table:table-row table:style-name="ro5" table:visibility="filter">
          <table:table-cell table:style-name="ce2" office:value-type="string" calcext:value-type="string">
            <text:p>Arthur</text:p>
          </table:table-cell>
          <table:table-cell table:style-name="ce4" office:value-type="float" office:value="94041" calcext:value-type="float">
            <text:p>940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lanète-93</text:p>
          </table:table-cell>
          <table:table-cell table:style-name="ce4" office:value-type="string" calcext:value-type="string">
            <text:p>https://ivry.plan-interactif.com/fr/#!/category/1380071 https://demarchesadministratives.fr/bureau-de-vote/ivry-sur-seine-94200</text:p>
          </table:table-cell>
          <table:table-cell table:style-name="ce4" office:value-type="string" calcext:value-type="string">
            <text:p>Data.gouv ; Insee ; BV</text:p>
          </table:table-cell>
          <table:table-cell table:style-name="ce4" office:value-type="string" calcext:value-type="string">
            <text:p>quelles sont les logiques des repartitions des votes par bureaux de vote a IVRY</text:p>
          </table:table-cell>
          <table:table-cell table:style-name="ce16" office:value-type="string" calcext:value-type="string" table:number-columns-spanned="1" table:number-rows-spanned="3">
            <text:p>logique de répartition des votes</text:p>
            <text:p>Comment mesurer l’influence de Paris ?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Ria</text:p>
          </table:table-cell>
          <table:table-cell table:style-name="ce4" office:value-type="float" office:value="94041" calcext:value-type="float">
            <text:p>940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lanète-93</text:p>
          </table:table-cell>
          <table:table-cell table:style-name="ce4"/>
          <table:table-cell table:style-name="ce4" office:value-type="string" calcext:value-type="string">
            <text:p>data.gouv, openstreetmap.fr, site de la mairie d'Ivry, Iris, opendatasoft</text:p>
          </table:table-cell>
          <table:table-cell table:style-name="ce4" office:value-type="string" calcext:value-type="string">
            <text:p>Est ce que Ivry est politiquement influencée par Paris en raison de sa proximité spatiale ? </text:p>
          </table:table-cell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serigne</text:p>
          </table:table-cell>
          <table:table-cell table:style-name="ce4" office:value-type="float" office:value="93014" calcext:value-type="float">
            <text:p>93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lanète-93</text:p>
          </table:table-cell>
          <table:table-cell table:style-name="ce4"/>
          <table:table-cell table:style-name="ce4" office:value-type="string" calcext:value-type="string">
            <text:p>BV</text:p>
          </table:table-cell>
          <table:table-cell table:style-name="ce4" office:value-type="string" calcext:value-type="string">
            <text:p>INSEE</text:p>
          </table:table-cell>
          <table:covered-table-cell table:style-name="ce16"/>
          <table:table-cell table:style-name="ce10" table:number-columns-repeated="2"/>
        </table:table-row>
        <table:table-row table:style-name="ro4" table:visibility="filter">
          <table:table-cell table:style-name="ce2" office:value-type="string" calcext:value-type="string">
            <text:p>Lalain</text:p>
          </table:table-cell>
          <table:table-cell table:style-name="ce4" office:value-type="float" office:value="66136" calcext:value-type="float">
            <text:p>66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Ministère de l'Intérieur, Géoportail, Openstreetmap, résultats_élections.intérieur.gouv</text:p>
          </table:table-cell>
          <table:table-cell table:style-name="ce4" office:value-type="string" calcext:value-type="string">
            <text:p>data.gouv, insee, bv (contour), iris, résultats des votes</text:p>
          </table:table-cell>
          <table:table-cell table:style-name="ce4" office:value-type="string" calcext:value-type="string">
            <text:p>L'accessibilité des bureaux de vote de Perpignan influence-t-elle la participation électorale ?</text:p>
          </table:table-cell>
          <table:table-cell table:style-name="ce16" office:value-type="string" calcext:value-type="string" table:number-columns-spanned="1" table:number-rows-spanned="6">
            <text:p>répartition spatiale des bureaux de vote</text:p>
            <text:p>Spécificités rurales</text:p>
            <text:p>Candidats gagnants</text:p>
            <text:p>Participation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Maleck</text:p>
          </table:table-cell>
          <table:table-cell table:style-name="ce4" office:value-type="float" office:value="64445" calcext:value-type="float">
            <text:p>644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archives communal (mairie)google street ma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ent les organisations spatiales des buraux de votes à Pau créent t'ils une hiérarchisation des espaces de la ville ?</text:p>
          </table:table-cell>
          <table:covered-table-cell table:style-name="ce16"/>
          <table:table-cell table:style-name="ce10" table:number-columns-repeated="2"/>
        </table:table-row>
        <table:table-row table:style-name="ro4" table:visibility="filter">
          <table:table-cell table:style-name="ce2" office:value-type="string" calcext:value-type="string">
            <text:p>Juliette</text:p>
          </table:table-cell>
          <table:table-cell table:style-name="ce4" office:value-type="float" office:value="17300" calcext:value-type="float">
            <text:p>17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LaRochelleOpendata / Categories socioprefessionelles </text:p>
          </table:table-cell>
          <table:table-cell table:style-name="ce4" office:value-type="string" calcext:value-type="string">
            <text:p>Data . gouv / BV / </text:p>
          </table:table-cell>
          <table:table-cell table:style-name="ce4" office:value-type="string" calcext:value-type="string">
            <text:p>Dans quelle mesure la répartition spatiale des catégories socioprofessionelles de la Rochelle se retranscrit à travers l'analyse des résultats des votes 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Tia</text:p>
          </table:table-cell>
          <table:table-cell table:style-name="ce4" office:value-type="float" office:value="65286" calcext:value-type="float">
            <text:p>652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geoportail, geo.fr</text:p>
          </table:table-cell>
          <table:table-cell table:style-name="ce4" office:value-type="string" calcext:value-type="string">
            <text:p>bureaux de vote, iris</text:p>
          </table:table-cell>
          <table:table-cell table:style-name="ce4" office:value-type="string" calcext:value-type="string">
            <text:p>Est-ce-que les résultats des élections sont influencés par les revenus des ménages 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Marie-esther</text:p>
          </table:table-cell>
          <table:table-cell table:style-name="ce4" office:value-type="float" office:value="17136" calcext:value-type="float">
            <text:p>17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Ministère de l'interieur info.gouv</text:p>
          </table:table-cell>
          <table:table-cell table:style-name="ce4" office:value-type="string" calcext:value-type="string">
            <text:p>burreau de vote/ iriss</text:p>
          </table:table-cell>
          <table:table-cell table:style-name="ce4" office:value-type="string" calcext:value-type="string">
            <text:p>En quoi <text:s/>les spécificité rurales de la region pyrénée nouvelle aquitaine influencent-elle l'organisation des bureaux de votes?</text:p>
          </table:table-cell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Florian</text:p>
          </table:table-cell>
          <table:table-cell table:style-name="ce4" office:value-type="float" office:value="86066" calcext:value-type="float">
            <text:p>860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Insee</text:p>
          </table:table-cell>
          <table:table-cell table:style-name="ce4" office:value-type="string" calcext:value-type="string">
            <text:p>contour bv + résultats élection sur data.gouv</text:p>
          </table:table-cell>
          <table:table-cell table:style-name="ce4" office:value-type="string" calcext:value-type="string">
            <text:p>Quelles sont les candidats ayant obtenu le plus de votes à chatellerault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Arielle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am moulin rouge</text:p>
          </table:table-cell>
          <table:table-cell table:style-name="ce4" office:value-type="string" calcext:value-type="string">
            <text:p>Opendataparis</text:p>
          </table:table-cell>
          <table:table-cell table:style-name="ce4" office:value-type="string" calcext:value-type="string">
            <text:p>Bureau de vote, data.gouv, insee</text:p>
          </table:table-cell>
          <table:table-cell table:style-name="ce4" office:value-type="string" calcext:value-type="string">
            <text:p>Comment la localisation et l'organisation des bureaux de vote influencent-elles la participation électorale?</text:p>
          </table:table-cell>
          <table:table-cell table:style-name="ce16" office:value-type="string" calcext:value-type="string" table:number-columns-spanned="1" table:number-rows-spanned="3">
            <text:p>localisation des bv</text:p>
            <text:p>Paris et la France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Maguette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am moulin rouge</text:p>
          </table:table-cell>
          <table:table-cell table:style-name="ce4"/>
          <table:table-cell table:style-name="ce4" office:value-type="string" calcext:value-type="string">
            <text:p>contour bv </text:p>
          </table:table-cell>
          <table:table-cell table:style-name="ce4" office:value-type="string" calcext:value-type="string">
            <text:p>Comment Paris en tant que capital infuence les résultats des votes au niveau national 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Isabela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am moulin rouge</text:p>
          </table:table-cell>
          <table:table-cell table:style-name="ce4" office:value-type="string" calcext:value-type="string">
            <text:p>données offre culturelle (géoportail et insee), donées démographiques (INSEE)</text:p>
          </table:table-cell>
          <table:table-cell table:style-name="ce4" office:value-type="string" calcext:value-type="string">
            <text:p>gini, BV, iris, filosoi</text:p>
          </table:table-cell>
          <table:table-cell table:style-name="ce4"/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Léa</text:p>
          </table:table-cell>
          <table:table-cell table:style-name="ce4" office:value-type="float" office:value="94080" calcext:value-type="float">
            <text:p>9408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iliass</text:p>
          </table:table-cell>
          <table:table-cell table:style-name="ce4" office:value-type="float" office:value="93030" calcext:value-type="float">
            <text:p>930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number-columns-repeated="3"/>
          <table: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selma</text:p>
          </table:table-cell>
          <table:table-cell table:style-name="ce4" office:value-type="float" office:value="92036" calcext:value-type="float">
            <text:p>9203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https://www.data.gouv.fr/fr/organizations/hauts-de-seine-le-departement/</text:p>
          </table:table-cell>
          <table:table-cell table:style-name="ce4" office:value-type="string" calcext:value-type="string">
            <text:p>data gouv bv insee</text:p>
          </table:table-cell>
          <table:table-cell table:style-name="ce4" office:value-type="string" calcext:value-type="string">
            <text:p>les choix électoreaux dans mon bureau de vote des hauts de seine sont ils corrélés au niveau de revenue des habitants </text:p>
          </table:table-cell>
          <table: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soffi wade</text:p>
          </table:table-cell>
          <table:table-cell table:style-name="ce4" office:value-type="float" office:value="59350" calcext:value-type="float">
            <text:p>59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pitale des Flandres </text:p>
          </table:table-cell>
          <table:table-cell table:style-name="ce4" table:number-columns-repeated="2"/>
          <table:table-cell table:style-name="ce4" office:value-type="string" calcext:value-type="string">
            <text:p>comment les inégalité spatiaux de lille affect-il la répartition des bureaux de vote de Lille?</text:p>
          </table:table-cell>
          <table:table-cell table:style-name="ce16" office:value-type="string" calcext:value-type="string" table:number-columns-spanned="1" table:number-rows-spanned="2">
            <text:p>répartition spatiale des bureaux de vote et taux d’abstention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KOBOR DIAMA</text:p>
          </table:table-cell>
          <table:table-cell table:style-name="ce4" office:value-type="float" office:value="59350" calcext:value-type="float">
            <text:p>59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pitale des Flandres </text:p>
          </table:table-cell>
          <table:table-cell table:style-name="ce4" office:value-type="string" calcext:value-type="string">
            <text:p>service de L'Etat dans le nord(nord.gouv.fr)</text:p>
          </table:table-cell>
          <table:table-cell table:style-name="ce4" office:value-type="string" calcext:value-type="string">
            <text:p>dta.gouv, iris , insee, contours, bv,</text:p>
          </table:table-cell>
          <table:table-cell table:style-name="ce4" office:value-type="string" calcext:value-type="string">
            <text:p>Dans quelle mesure l’accessibilité aux bureaux de votes influent sur le taux d'abstention ? </text:p>
          </table:table-cell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Elia</text:p>
          </table:table-cell>
          <table:table-cell table:style-name="ce4" office:value-type="float" office:value="92048" calcext:value-type="float">
            <text:p>920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'Ouest Francilien</text:p>
          </table:table-cell>
          <table:table-cell table:style-name="ce4" table:number-columns-repeated="3"/>
          <table:table-cell table:style-name="ce16" office:value-type="string" calcext:value-type="string" table:number-columns-spanned="1" table:number-rows-spanned="3">
            <text:p>Relation entre proximité avec Paris et résultats (comparaison Antony/St Germain et Meudon)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Arnaud</text:p>
          </table:table-cell>
          <table:table-cell table:style-name="ce4" office:value-type="float" office:value="78551" calcext:value-type="float">
            <text:p>785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'Ouest Francilien</text:p>
          </table:table-cell>
          <table:table-cell table:style-name="ce4"/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Relation entre proximité avec Paris et résultats (comparaison Antony/St Germain et Meudon)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Jeanne</text:p>
          </table:table-cell>
          <table:table-cell table:style-name="ce4" office:value-type="float" office:value="92002" calcext:value-type="float">
            <text:p>920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'Ouest Francilien</text:p>
          </table:table-cell>
          <table:table-cell table:style-name="ce4" office:value-type="string" calcext:value-type="string">
            <text:p>Open data IDF</text:p>
          </table:table-cell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Relation entre proximité avec Paris et résultats (comparaison Antony/St Germain et Meudon)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hayat</text:p>
          </table:table-cell>
          <table:table-cell table:style-name="ce4" office:value-type="float" office:value="93066" calcext:value-type="float">
            <text:p>930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ministère de l'interieur/insee/open elections/géoportail</text:p>
          </table:table-cell>
          <table:table-cell table:style-name="ce4" office:value-type="string" calcext:value-type="string">
            <text:p>data.gouv/insee/Bv/iris/</text:p>
          </table:table-cell>
          <table:table-cell table:style-name="ce4" office:value-type="string" calcext:value-type="string">
            <text:p>comment la participation électorale varie-t-elle selon les différents tranches d'ages <text:s/>et quels facteurs influencent cette participation</text:p>
          </table:table-cell>
          <table:table-cell table:style-name="ce16" office:value-type="string" calcext:value-type="string" table:number-columns-spanned="1" table:number-rows-spanned="4">
            <text:p>les pauvres se déplaceraient-ils pour aller voter si le bureau se rapprochait ?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sabaliyame</text:p>
          </table:table-cell>
          <table:table-cell table:style-name="ce4" office:value-type="float" office:value="95585" calcext:value-type="float">
            <text:p>955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/>
          <table:table-cell table:style-name="ce4" office:value-type="string" calcext:value-type="string">
            <text:p>bv,iris,INSEE,data.gouv.fr</text:p>
          </table:table-cell>
          <table:table-cell table:style-name="ce4" office:value-type="string" calcext:value-type="string">
            <text:p>cmment le niveau de developement economique influences t-elle le taux d'abstention l'or des elections 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samihah</text:p>
          </table:table-cell>
          <table:table-cell table:style-name="ce4" office:value-type="float" office:value="91223" calcext:value-type="float">
            <text:p>912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INSEE, The CONVERSATION, IPR</text:p>
          </table:table-cell>
          <table:table-cell table:style-name="ce4" office:value-type="string" calcext:value-type="string">
            <text:p>contours bv, filosofi, iris, carreaux </text:p>
          </table:table-cell>
          <table:table-cell table:style-name="ce4" office:value-type="string" calcext:value-type="string">
            <text:p>peut-on établir une relation entre résultats des éléctions et bv?</text:p>
          </table:table-cell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GABRIEL</text:p>
          </table:table-cell>
          <table:table-cell table:style-name="ce4" office:value-type="float" office:value="93051" calcext:value-type="float">
            <text:p>930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Géoconfluence, géoportail et géoportail urbanisme, GEO SAINT DENIS</text:p>
          </table:table-cell>
          <table:table-cell table:style-name="ce4" office:value-type="string" calcext:value-type="string">
            <text:p>Data.gouv, INSEE, BV</text:p>
          </table:table-cell>
          <table:table-cell table:style-name="ce4" office:value-type="string" calcext:value-type="string">
            <text:p>Dans quelle mesure l'accésibilité aux bureaux de votes influent sur le taux d'abstention ?</text:p>
          </table:table-cell>
          <table:covered-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Lina</text:p>
          </table:table-cell>
          <table:table-cell table:style-name="ce4" office:value-type="float" office:value="77249" calcext:value-type="float">
            <text:p>772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anlieusards</text:p>
          </table:table-cell>
          <table:table-cell table:style-name="ce4" table:number-columns-repeated="3"/>
          <table:table-cell table:style-name="ce16" office:value-type="string" calcext:value-type="string" table:number-columns-spanned="1" table:number-rows-spanned="4">
            <text:p>Est ce que la localisation des BV est directement lier aux taux d'abstention?</text:p>
          </table:table-cell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Cédric</text:p>
          </table:table-cell>
          <table:table-cell table:style-name="ce4" office:value-type="float" office:value="93046" calcext:value-type="float">
            <text:p>930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isons</text:p>
          </table:table-cell>
          <table:table-cell table:style-name="ce4" office:value-type="string" calcext:value-type="string">
            <text:p>OpenStreetMap , ANCT , IGN , Ile-de-France Mobilités , ChronoMap</text:p>
          </table:table-cell>
          <table:table-cell table:style-name="ce4" office:value-type="string" calcext:value-type="string">
            <text:p>Data.gouv , INSEE , BV </text:p>
          </table:table-cell>
          <table:table-cell table:style-name="ce4" office:value-type="string" calcext:value-type="string">
            <text:p>L'accesiblilité aux bureaux de votes influence-t-elle la participation éléctorale des habitants non-motorisés ?</text:p>
          </table:table-cell>
          <table:covered-table-cell table:style-name="ce16"/>
          <table:table-cell table:style-name="ce10"/>
          <table:table-cell table:style-name="ce10" office:value-type="float" office:value="7" calcext:value-type="float">
            <text:p>7</text:p>
          </table:table-cell>
        </table:table-row>
        <table:table-row table:style-name="ro3" table:visibility="filter">
          <table:table-cell table:style-name="ce2" office:value-type="string" calcext:value-type="string">
            <text:p>nicolas</text:p>
          </table:table-cell>
          <table:table-cell table:style-name="ce4" office:value-type="float" office:value="94079" calcext:value-type="float">
            <text:p>9407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isons</text:p>
          </table:table-cell>
          <table:table-cell table:style-name="ce4"/>
          <table:table-cell table:style-name="ce4" office:value-type="string" calcext:value-type="string">
            <text:p>data.gouv , INSEE</text:p>
          </table:table-cell>
          <table:table-cell table:style-name="ce4" office:value-type="string" calcext:value-type="string">
            <text:p>En quoi <text:s text:c="2"/>l'emplacement des bv impacte les taux de vote</text:p>
          </table:table-cell>
          <table:covered-table-cell table:style-name="ce16"/>
          <table:table-cell table:style-name="ce10"/>
          <table:table-cell table:style-name="ce10" office:value-type="float" office:value="7" calcext:value-type="float">
            <text:p>7</text:p>
          </table:table-cell>
        </table:table-row>
        <table:table-row table:style-name="ro2" table:visibility="filter">
          <table:table-cell table:style-name="ce2" office:value-type="string" calcext:value-type="string">
            <text:p>Thomas</text:p>
          </table:table-cell>
          <table:table-cell table:style-name="ce4" office:value-type="float" office:value="94160" calcext:value-type="float">
            <text:p>94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bisons</text:p>
          </table:table-cell>
          <table:table-cell table:style-name="ce4"/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Est ce que la localisation des BV est directement lier aux taux d'abstention?</text:p>
          </table:table-cell>
          <table:covered-table-cell table:style-name="ce16"/>
          <table:table-cell table:style-name="ce10"/>
          <table:table-cell table:style-name="ce10" office:value-type="float" office:value="3" calcext:value-type="float">
            <text:p>3</text:p>
          </table:table-cell>
        </table:table-row>
        <table:table-row table:style-name="ro3" table:visibility="filter">
          <table:table-cell table:style-name="ce2" office:value-type="string" calcext:value-type="string">
            <text:p>AUDE JAYZY </text:p>
          </table:table-cell>
          <table:table-cell table:style-name="ce4" office:value-type="float" office:value="75056" calcext:value-type="float">
            <text:p>75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mosquitos du 75</text:p>
          </table:table-cell>
          <table:table-cell table:style-name="ce4" table:number-columns-repeated="3"/>
          <table:table-cell table:style-name="ce16" office:value-type="string" calcext:value-type="string" table:number-columns-spanned="1" table:number-rows-spanned="3">
            <text:p>renaturation et vote : qui est le gagnant vert dans les urnes ?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</table:table-row>
        <table:table-row table:style-name="ro2" table:visibility="filter">
          <table:table-cell table:style-name="ce2" office:value-type="string" calcext:value-type="string">
            <text:p>Aurore</text:p>
          </table:table-cell>
          <table:table-cell table:style-name="ce4" office:value-type="float" office:value="75117" calcext:value-type="float">
            <text:p>751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mosquitos du 75</text:p>
          </table:table-cell>
          <table:table-cell table:style-name="ce4"/>
          <table:table-cell table:style-name="ce4" office:value-type="string" calcext:value-type="string">
            <text:p>data.gouv, INSEE, IRIS, BV, Filosofi, VF, résultats élections</text:p>
          </table:table-cell>
          <table:table-cell table:style-name="ce4"/>
          <table:covered-table-cell table:style-name="ce16"/>
          <table:table-cell table:style-name="ce10" table:number-columns-repeated="2"/>
        </table:table-row>
        <table:table-row table:style-name="ro2" table:visibility="filter">
          <table:table-cell table:style-name="ce2" office:value-type="string" calcext:value-type="string">
            <text:p>Giuli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mosquitos du 75</text:p>
          </table:table-cell>
          <table:table-cell table:style-name="ce4" office:value-type="string" calcext:value-type="string">
            <text:p>Data gouv , insee </text:p>
          </table:table-cell>
          <table:table-cell table:style-name="ce4"/>
          <table:table-cell table:style-name="ce4" office:value-type="string" calcext:value-type="string">
            <text:p>Dans quelle mesure le choix de naturation de paris a t il engendré des divergences entre piétons et conducteur ? </text:p>
          </table:table-cell>
          <table:covered-table-cell table:style-name="ce16"/>
          <table:table-cell table:style-name="ce10" table:number-columns-repeated="2"/>
        </table:table-row>
        <table:table-row table:style-name="ro4" table:visibility="filter">
          <table:table-cell table:style-name="ce2" office:value-type="string" calcext:value-type="string">
            <text:p>Ihsenne</text:p>
          </table:table-cell>
          <table:table-cell table:style-name="ce4" office:value-type="float" office:value="75056" calcext:value-type="float">
            <text:p>75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s parigots</text:p>
          </table:table-cell>
          <table:table-cell table:style-name="ce4" office:value-type="string" calcext:value-type="string">
            <text:p>openstreetmap, UN Data</text:p>
          </table:table-cell>
          <table:table-cell table:style-name="ce4" office:value-type="string" calcext:value-type="string">
            <text:p>(data.gouv) bv , iris</text:p>
          </table:table-cell>
          <table:table-cell table:style-name="ce4" office:value-type="string" calcext:value-type="string">
            <text:p>: Comment optimiser la distribution géographique des bureaux de vote dans une ville ou une région afin de réduire les files d'attente et garantir un accès équitable pour tous les électeurs</text:p>
          </table:table-cell>
          <table:table-cell table:style-name="ce16" office:value-type="string" calcext:value-type="string">
            <text:p>mieux organiser les bv dans l’espace</text:p>
          </table:table-cell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Elias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number-columns-repeated="3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Antoine</text:p>
          </table:table-cell>
          <table:table-cell table:style-name="ce4" office:value-type="float" office:value="20004" calcext:value-type="float">
            <text:p>2000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Rayan</text:p>
          </table:table-cell>
          <table:table-cell table:style-name="ce4" office:value-type="string" calcext:value-type="string">
            <text:p>2B03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Marou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roua</text:p>
          </table:table-cell>
          <table:table-cell table:style-name="ce4" table:number-columns-repeated="3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Lisa</text:p>
          </table:table-cell>
          <table:table-cell table:style-name="ce4" office:value-type="float" office:value="13028" calcext:value-type="float">
            <text:p>13028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méliss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number-columns-repeated="3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Lucia</text:p>
          </table:table-cell>
          <table:table-cell table:style-name="ce4" office:value-type="float" office:value="94016" calcext:value-type="float">
            <text:p>9401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Narjes</text:p>
          </table:table-cell>
          <table:table-cell table:style-name="ce4" office:value-type="float" office:value="13056" calcext:value-type="float">
            <text:p>1305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2" office:value-type="string" calcext:value-type="string">
            <text:p>N'deye-tida</text:p>
          </table:table-cell>
          <table:table-cell table:style-name="ce4" office:value-type="float" office:value="75120" calcext:value-type="float">
            <text:p>7512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16"/>
          <table:table-cell table:style-name="ce10" table:number-columns-repeated="2"/>
        </table:table-row>
        <table:table-row table:style-name="ro3" table:visibility="filter">
          <table:table-cell table:style-name="ce3" office:value-type="string" calcext:value-type="string">
            <text:p>cyrano</text:p>
          </table:table-cell>
          <table:table-cell table:style-name="ce5" office:value-type="float" office:value="75017" calcext:value-type="float">
            <text:p>7501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8"/>
          <table:table-cell table:style-name="ce10" table:number-columns-repeated="2"/>
        </table:table-row>
        <table:table-row table:style-name="ro6" table:number-rows-repeated="1048517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  <table:database-ranges>
        <table:database-range table:name="__Anonymous_Sheet_DB__0" table:target-range-address="td10GroupeDonnee.A1:td10GroupeDonnee.H58" table:display-filter-buttons="true">
          <table:filter>
            <table:filter-and>
              <table:filter-condition table:data-type="number" table:value="182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9cm" fo:margin-bottom="0.748cm" style:scale-to="4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8:08:13.1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1T18:26:44.545000000</dc:date>
    <meta:editing-duration>PT2H30M7S</meta:editing-duration>
    <meta:editing-cycles>3</meta:editing-cycles>
    <meta:generator>LibreOffice/7.6.0.3$Windows_X86_64 LibreOffice_project/69edd8b8ebc41d00b4de3915dc82f8f0fc3b6265</meta:generator>
    <meta:print-date>2025-04-08T18:43:01.358000000</meta:print-date>
    <meta:printed-by>Fichiers PDF</meta:printed-by>
    <meta:document-statistic meta:table-count="1" meta:cell-count="345" meta:object-count="0"/>
  </office:meta>
</office:document-meta>
</file>